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F000004183731D7DB62E2B5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292cm" svg:height="10.387cm" svg:x="1.145cm" svg:y="1.15cm">
          <draw:image xlink:href="Pictures/100002010000039F000004183731D7DB62E2B585.png" xlink:type="simple" xlink:show="embed" xlink:actuate="onLoad" loext:mime-type="image/png">
            <text:p/>
          </draw:image>
        </draw:frame>
        <draw:frame draw:style-name="gr1" draw:text-style-name="P1" draw:layer="layout" svg:width="9.293cm" svg:height="10.387cm" svg:x="10.596cm" svg:y="1.157cm">
          <draw:image xlink:href="Pictures/100002010000039F000004183731D7DB62E2B585.png" xlink:type="simple" xlink:show="embed" xlink:actuate="onLoad" loext:mime-type="image/png">
            <text:p/>
          </draw:image>
        </draw:frame>
        <draw:frame draw:style-name="gr1" draw:text-style-name="P1" draw:layer="layout" svg:width="9.293cm" svg:height="10.387cm" svg:x="1.127cm" svg:y="11.657cm">
          <draw:image xlink:href="Pictures/100002010000039F000004183731D7DB62E2B585.png" xlink:type="simple" xlink:show="embed" xlink:actuate="onLoad" loext:mime-type="image/png">
            <text:p/>
          </draw:image>
        </draw:frame>
        <draw:frame draw:style-name="gr1" draw:text-style-name="P1" draw:layer="layout" svg:width="9.293cm" svg:height="10.387cm" svg:x="10.578cm" svg:y="11.688cm">
          <draw:image xlink:href="Pictures/100002010000039F000004183731D7DB62E2B58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09:17:08.196220849</meta:creation-date>
    <dc:date>2021-10-30T09:21:36.691930552</dc:date>
    <meta:editing-duration>PT4M28S</meta:editing-duration>
    <meta:editing-cycles>2</meta:editing-cycles>
    <meta:generator>LibreOffice/6.4.7.2$Linux_X86_64 LibreOffice_project/40$Build-2</meta:generator>
    <meta:document-statistic meta:object-count="4"/>
  </office:meta>
</office:document-meta>
</file>